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Roboto Slab" svg:font-family="'Roboto Slab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6cm" table:align="margins" style:shadow="none"/>
    </style:style>
    <style:style style:name="Tabla1.A" style:family="table-column">
      <style:table-column-properties style:column-width="5.867cm" style:rel-column-width="21845*"/>
    </style:style>
    <style:style style:name="Tabla1.A1" style:family="table-cell">
      <style:table-cell-properties fo:padding="0.3cm" fo:border="none"/>
    </style:style>
    <style:style style:name="Tabla1.B1" style:family="table-cell">
      <style:table-cell-properties fo:padding="0.3cm" fo:border-left="0.05pt solid #000000" fo:border-right="none" fo:border-top="none" fo:border-bottom="none"/>
    </style:style>
    <style:style style:name="Tabla1.C1" style:family="table-cell">
      <style:table-cell-properties fo:background-color="transparent" fo:padding="0.3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style:font-name="Roboto Slab" officeooo:rsid="0015bf6b" officeooo:paragraph-rsid="0015bf6b"/>
    </style:style>
    <style:style style:name="P2" style:family="paragraph" style:parent-style-name="Standard">
      <style:text-properties style:font-name="Roboto Slab" officeooo:rsid="0015bf6b" officeooo:paragraph-rsid="001b4410"/>
    </style:style>
    <style:style style:name="P3" style:family="paragraph" style:parent-style-name="Standard">
      <style:paragraph-properties fo:text-align="center" style:justify-single-word="false"/>
      <style:text-properties style:font-name="Roboto Slab" fo:font-size="28pt" fo:font-weight="bold" officeooo:rsid="0015bf6b" officeooo:paragraph-rsid="0015bf6b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 Slab" fo:font-style="italic" fo:font-weight="bold" officeooo:rsid="0015bf6b" officeooo:paragraph-rsid="0015bf6b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Roboto Slab" fo:font-size="16pt" fo:font-weight="bold" officeooo:rsid="001b4410" officeooo:paragraph-rsid="001b441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Roboto Slab" officeooo:rsid="002a1ae4" officeooo:paragraph-rsid="002a1ae4"/>
    </style:style>
    <style:style style:name="P7" style:family="paragraph" style:parent-style-name="Standard">
      <style:text-properties style:font-name="Roboto Slab" officeooo:rsid="002a1ae4" officeooo:paragraph-rsid="002a4b60"/>
    </style:style>
    <style:style style:name="P8" style:family="paragraph" style:parent-style-name="Standard">
      <style:paragraph-properties fo:text-align="start" style:justify-single-word="false"/>
      <style:text-properties style:font-name="Roboto Slab" fo:font-style="normal" fo:font-weight="normal" officeooo:rsid="002a4b60" officeooo:paragraph-rsid="002a4b60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style:font-name="Roboto Slab" officeooo:rsid="001b4410" officeooo:paragraph-rsid="001b4410"/>
    </style:style>
    <style:style style:name="P10" style:family="paragraph" style:parent-style-name="Table_20_Contents">
      <style:text-properties style:font-name="Roboto Slab" officeooo:rsid="001c3555" officeooo:paragraph-rsid="001c3555"/>
    </style:style>
    <style:style style:name="P11" style:family="paragraph" style:parent-style-name="Table_20_Contents">
      <style:text-properties style:font-name="Roboto Slab" officeooo:rsid="001c3555" officeooo:paragraph-rsid="00237730"/>
    </style:style>
    <style:style style:name="P12" style:family="paragraph" style:parent-style-name="Table_20_Contents">
      <style:text-properties style:font-name="Roboto Slab" officeooo:rsid="001ff503" officeooo:paragraph-rsid="001ff503"/>
    </style:style>
    <style:style style:name="P13" style:family="paragraph" style:parent-style-name="Table_20_Contents">
      <style:text-properties style:font-name="Roboto Slab" officeooo:rsid="00235a5c" officeooo:paragraph-rsid="00235a5c"/>
    </style:style>
    <style:style style:name="P14" style:family="paragraph" style:parent-style-name="Table_20_Contents">
      <style:text-properties style:font-name="Roboto Slab" fo:font-size="16pt" fo:font-weight="bold" officeooo:rsid="001b4410" officeooo:paragraph-rsid="001b4410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style:font-name="Roboto Slab" fo:font-size="16pt" fo:font-weight="bold" officeooo:rsid="00235a5c" officeooo:paragraph-rsid="00235a5c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style:font-name="Roboto Slab" fo:font-size="16pt" fo:font-weight="bold" officeooo:rsid="001c3555" officeooo:paragraph-rsid="00237730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Roboto Slab" fo:font-size="16pt" fo:font-weight="bold" officeooo:rsid="001ff503" officeooo:paragraph-rsid="001ff503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style:font-name="Roboto Slab" officeooo:rsid="00275e8b" officeooo:paragraph-rsid="00275e8b"/>
    </style:style>
    <style:style style:name="P19" style:family="paragraph" style:parent-style-name="Horizontal_20_Line">
      <style:text-properties style:font-name="Roboto Slab" officeooo:rsid="0015bf6b"/>
    </style:style>
    <style:style style:name="T1" style:family="text">
      <style:text-properties officeooo:rsid="00217e04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ísica 4</text:p>
      <text:p text:style-name="P4">Hoja de fórmulas</text:p>
      <text:p text:style-name="P4"/>
      <text:p text:style-name="P8">Apellido y nombres: _______________________________________________ Curso: _________</text:p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inemática</text:p>
            <text:p text:style-name="P2"/>
            <text:p text:style-name="P2"><draw:frame draw:style-name="fr1" draw:name="Objeto4" text:anchor-type="as-char" svg:y="-0.441cm" svg:width="2.318cm" svg:height="0.62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text:p text:style-name="P2"/>
            <text:p text:style-name="P2"><draw:frame draw:style-name="fr1" draw:name="Objeto6" text:anchor-type="as-char" svg:y="-0.797cm" svg:width="2.378cm" svg:height="1.31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text:p text:style-name="P2"/>
            <text:p text:style-name="P2"><draw:frame draw:style-name="fr1" draw:name="Objeto7" text:anchor-type="as-char" svg:y="-0.796cm" svg:width="2.355cm" svg:height="1.23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text:p text:style-name="P2"/>
            <text:p text:style-name="P2"><draw:frame draw:style-name="fr1" draw:name="Objeto5" text:anchor-type="as-char" svg:y="-0.796cm" svg:width="2.357cm" svg:height="1.31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text:p text:style-name="P2"/>
            <text:p text:style-name="P2"><draw:frame draw:style-name="fr1" draw:name="Objeto1" text:anchor-type="as-char" svg:y="-0.439cm" svg:width="2.297cm" svg:height="0.61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text:p text:style-name="P2"/>
            <text:p text:style-name="P2"><draw:frame draw:style-name="fr1" draw:name="Objeto12" text:anchor-type="as-char" svg:y="-0.441cm" svg:width="2.32cm" svg:height="0.621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text:p text:style-name="P2"/>
            <text:p text:style-name="P2"><draw:frame draw:style-name="fr1" draw:name="Objeto2" text:anchor-type="as-char" svg:y="-0.721cm" svg:width="3.988cm" svg:height="1.162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text:p text:style-name="P2"/>
            <text:p text:style-name="P2"><draw:frame draw:style-name="fr1" draw:name="Objeto11" text:anchor-type="as-char" svg:y="-0.723cm" svg:width="4.092cm" svg:height="1.16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text:p text:style-name="P2"/>
            <text:p text:style-name="P2"><draw:frame draw:style-name="fr1" draw:name="Objeto3" text:anchor-type="as-char" svg:y="-0.51cm" svg:width="3.244cm" svg:height="0.6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text:p text:style-name="P2"/>
            <text:p text:style-name="P2"><draw:frame draw:style-name="fr1" draw:name="Objeto10" text:anchor-type="as-char" svg:y="-0.512cm" svg:width="3.311cm" svg:height="0.691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text:p text:style-name="P2"/>
            <text:p text:style-name="P2"><draw:frame draw:style-name="fr1" draw:name="Objeto8" text:anchor-type="as-char" svg:y="-0.866cm" svg:width="2.295cm" svg:height="1.307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text:p text:style-name="P2"/>
            <text:p text:style-name="P2"><draw:frame draw:style-name="fr1" draw:name="Objeto9" text:anchor-type="as-char" svg:y="-0.796cm" svg:width="1.593cm" svg:height="1.23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text:p text:style-name="P2"/>
          </table:table-cell>
          <table:table-cell table:style-name="Tabla1.B1" office:value-type="string">
            <text:p text:style-name="P14">Dinámica</text:p>
            <text:p text:style-name="P9"/>
            <text:p text:style-name="P9"><draw:frame draw:style-name="fr1" draw:name="Objeto13" text:anchor-type="as-char" svg:y="-0.506cm" svg:width="1.759cm" svg:height="0.549cm" draw:z-index="12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9"/>
            <text:p text:style-name="P9"><draw:frame draw:style-name="fr1" draw:name="Objeto14" text:anchor-type="as-char" svg:y="-0.439cm" svg:width="1.76cm" svg:height="0.549cm" draw:z-index="13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9"/>
            <text:p text:style-name="P9"><draw:frame draw:style-name="fr1" draw:name="Objeto19" text:anchor-type="as-char" svg:y="-0.441cm" svg:width="1.954cm" svg:height="0.621cm" draw:z-index="15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text:p text:style-name="P9"/>
            <text:p text:style-name="P9"><draw:frame draw:style-name="fr1" draw:name="Objeto18" text:anchor-type="as-char" svg:y="-0.441cm" svg:width="1.709cm" svg:height="0.549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text:p text:style-name="P9"/>
            <text:p text:style-name="P10"/>
            <text:p text:style-name="P17"><text:span text:style-name="T1">Ondas y </text:span>Óṕtica</text:p>
            <text:p text:style-name="P12"/>
            <text:p text:style-name="P12"><draw:frame draw:style-name="fr1" draw:name="Objeto21" text:anchor-type="as-char" svg:y="-0.723cm" svg:width="1.279cm" svg:height="1.168cm" draw:z-index="17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text:p text:style-name="P12"/>
            <text:p text:style-name="P12"><draw:frame draw:style-name="fr1" draw:name="Objeto22" text:anchor-type="as-char" svg:y="-0.573cm" svg:width="1.302cm" svg:height="1.016cm" draw:z-index="18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text:p text:style-name="P12"/>
            <text:p text:style-name="P12"><draw:frame draw:style-name="fr1" draw:name="Objeto23" text:anchor-type="as-char" svg:y="-0.441cm" svg:width="1.577cm" svg:height="0.549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text:p text:style-name="P12"/>
            <text:p text:style-name="P12"><draw:frame draw:style-name="fr1" draw:name="Objeto33" text:anchor-type="as-char" svg:y="-0.441cm" svg:width="1.563cm" svg:height="0.549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text:p text:style-name="P12"/>
            <text:p text:style-name="P12"><draw:frame draw:style-name="fr1" draw:name="Objeto25" text:anchor-type="as-char" svg:y="-0.797cm" svg:width="2.092cm" svg:height="1.312cm" draw:z-index="2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text:p text:style-name="P12"/>
            <text:p text:style-name="P12"><draw:frame draw:style-name="fr1" draw:name="Objeto26" text:anchor-type="as-char" svg:y="-0.723cm" svg:width="1.494cm" svg:height="1.24cm" draw:z-index="21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text:p text:style-name="P12"/>
            <text:p text:style-name="P12"><draw:frame draw:style-name="fr1" draw:name="Objeto20" text:anchor-type="as-char" svg:y="-0.439cm" svg:width="3.866cm" svg:height="0.621cm" draw:z-index="16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12"/>
          </table:table-cell>
          <table:table-cell table:style-name="Tabla1.C1" office:value-type="string">
            <text:p text:style-name="P15">Trabajo y Energía</text:p>
            <text:p text:style-name="P13"/>
            <text:p text:style-name="P13"><draw:frame draw:style-name="fr1" draw:name="Objeto27" text:anchor-type="as-char" svg:y="-0.723cm" svg:width="2.552cm" svg:height="1.168cm" draw:z-index="22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text:p text:style-name="P13"/>
            <text:p text:style-name="P13"><draw:frame draw:style-name="fr1" draw:name="Objeto28" text:anchor-type="as-char" svg:y="-0.441cm" svg:width="2.519cm" svg:height="0.621cm" draw:z-index="2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text:p text:style-name="P13"/>
            <text:p text:style-name="P13"><draw:frame draw:style-name="fr1" draw:name="Objeto29" text:anchor-type="as-char" svg:y="-0.441cm" svg:width="2.773cm" svg:height="0.621cm" draw:z-index="24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text:p text:style-name="P13"/>
            <text:p text:style-name="P13"><draw:frame draw:style-name="fr1" draw:name="Objeto30" text:anchor-type="as-char" svg:y="-0.441cm" svg:width="3.459cm" svg:height="0.549cm" draw:z-index="2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text:p text:style-name="P13"/>
            <text:p text:style-name="P13"><draw:frame draw:style-name="fr1" draw:name="Objeto31" text:anchor-type="as-char" svg:y="-0.441cm" svg:width="1.963cm" svg:height="0.621cm" draw:z-index="26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text:p text:style-name="P13"/>
            <text:p text:style-name="P13"/>
            <text:p text:style-name="P16">Funciones trigonométricas</text:p>
            <text:p text:style-name="P11"/>
            <text:p text:style-name="P11"><draw:frame draw:style-name="fr1" draw:name="Objeto15" text:anchor-type="as-char" svg:y="-0.721cm" svg:width="4.588cm" svg:height="1.162cm" draw:z-index="28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text:p text:style-name="P11"/>
            <text:p text:style-name="P11"><draw:frame draw:style-name="fr1" draw:name="Objeto16" text:anchor-type="as-char" svg:y="-0.721cm" svg:width="5.045cm" svg:height="1.162cm" draw:z-index="29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text:p text:style-name="P11"/>
            <text:p text:style-name="P11"><draw:frame draw:style-name="fr1" draw:name="Objeto17" text:anchor-type="as-char" svg:y="-0.721cm" svg:width="5.015cm" svg:height="1.162cm" draw:z-index="27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text:p text:style-name="P11"/>
            <text:p text:style-name="P11"/>
            <text:p text:style-name="P18"><text:span text:style-name="T2">Constantes</text:span> </text:p>
            <text:p text:style-name="P18"/>
            <text:p text:style-name="P18"><draw:frame draw:style-name="fr1" draw:name="Objeto24" text:anchor-type="as-char" svg:y="-0.619cm" svg:width="2.304cm" svg:height="0.998cm" draw:z-index="30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text:p text:style-name="P18"/>
            <text:p text:style-name="P18"><draw:frame draw:style-name="fr1" draw:name="Objeto32" text:anchor-type="as-char" svg:y="-0.619cm" svg:width="1.78cm" svg:height="1.058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p text:style-name="P1"/>
      <text:p text:style-name="P6">Notas:__________________________________________________________________________</text:p>
      <text:p text:style-name="P6">_______________________________________________________________________________</text:p>
      <text:p text:style-name="P6">_______________________________________________________________________________</text:p>
      <text:p text:style-name="P7">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Roboto Slab" svg:font-family="'Roboto Slab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22:32.194826117</meta:creation-date>
    <dc:date>2017-12-05T13:31:34.631549125</dc:date>
    <meta:editing-duration>PT1H24M20S</meta:editing-duration>
    <meta:editing-cycles>19</meta:editing-cycles>
    <meta:generator>LibreOffice/5.1.6.2$Linux_X86_64 LibreOffice_project/10m0$Build-2</meta:generator>
    <meta:document-statistic meta:table-count="1" meta:image-count="0" meta:object-count="33" meta:page-count="1" meta:paragraph-count="46" meta:word-count="26" meta:character-count="510" meta:non-whitespace-character-count="496"/>
  </office:meta>
</office:document-meta>
</file>

<file path=Object 1/content.xml><?xml version="1.0" encoding="utf-8"?>
<math xmlns="http://www.w3.org/1998/Math/MathML" display="block">
  <semantics>
    <mrow>
      <mover accent="true">
        <msub>
          <mi>x</mi>
          <mi>f</mi>
        </msub>
        <mo stretchy="true">⃗</mo>
      </mover>
      <mo stretchy="false">=</mo>
      <mrow>
        <mover accent="true">
          <msub>
            <mi>x</mi>
            <mi>i</mi>
          </msub>
          <mo stretchy="true">⃗</mo>
        </mover>
        <mo stretchy="false">+</mo>
        <mrow>
          <mover accent="true">
            <mi>v</mi>
            <mo stretchy="true">⃗</mo>
          </mover>
          <mo stretchy="false">⋅</mo>
          <mi>t</mi>
        </mrow>
      </mrow>
    </mrow>
    <annotation encoding="StarMath 5.0">widevec{x_f} = widevec{x_i} + widevec{v} cdot t
</annotation>
  </semantics>
</math>
</file>

<file path=Object 10/content.xml><?xml version="1.0" encoding="utf-8"?>
<math xmlns="http://www.w3.org/1998/Math/MathML" display="block">
  <semantics>
    <mrow>
      <mover accent="true">
        <msubsup>
          <mi>v</mi>
          <mi>f</mi>
          <mn>2</mn>
        </msubsup>
        <mo stretchy="true">⃗</mo>
      </mover>
      <mo stretchy="false">=</mo>
      <mrow>
        <mover accent="true">
          <msubsup>
            <mi>v</mi>
            <mi>i</mi>
            <mn>2</mn>
          </msubsup>
          <mo stretchy="true">⃗</mo>
        </mover>
        <mo stretchy="false">+</mo>
        <mrow>
          <mn>2</mn>
          <mo stretchy="false">⋅</mo>
          <mover accent="true">
            <mi>g</mi>
            <mo stretchy="true">⃗</mo>
          </mover>
          <mo stretchy="false">⋅</mo>
          <mover accent="true">
            <mrow>
              <mi mathvariant="normal">Δ</mi>
              <mi>y</mi>
            </mrow>
            <mo stretchy="true">⃗</mo>
          </mover>
        </mrow>
      </mrow>
    </mrow>
    <annotation encoding="StarMath 5.0">widevec{v^2_f} = widevec{v^2_i} + 2 cdot widevec{g} cdot widevec{%DELTA y}</annotation>
  </semantics>
</math>
</file>

<file path=Object 11/content.xml><?xml version="1.0" encoding="utf-8"?>
<math xmlns="http://www.w3.org/1998/Math/MathML" display="block">
  <semantics>
    <mrow>
      <msub>
        <mi>y</mi>
        <mi mathvariant="italic">max</mi>
      </msub>
      <mo stretchy="false">=</mo>
      <mfrac>
        <mrow>
          <mo stretchy="false">−</mo>
          <msubsup>
            <mi>v</mi>
            <mi>i</mi>
            <mn>2</mn>
          </msubsup>
        </mrow>
        <mrow>
          <mn>2</mn>
          <mo stretchy="false">⋅</mo>
          <mi>g</mi>
        </mrow>
      </mfrac>
    </mrow>
    <annotation encoding="StarMath 5.0">y_max = {- v_i^2 } over { 2 cdot g }</annotation>
  </semantics>
</math>
</file>

<file path=Object 12/content.xml><?xml version="1.0" encoding="utf-8"?>
<math xmlns="http://www.w3.org/1998/Math/MathML" display="block">
  <semantics>
    <mrow>
      <mi>t</mi>
      <mo stretchy="false">=</mo>
      <mfrac>
        <mrow>
          <mo stretchy="false">−</mo>
          <msub>
            <mi>v</mi>
            <mi>i</mi>
          </msub>
        </mrow>
        <mi>g</mi>
      </mfrac>
    </mrow>
    <annotation encoding="StarMath 5.0">t = { - v_i } over { g }</annotation>
  </semantics>
</math>
</file>

<file path=Object 13/content.xml><?xml version="1.0" encoding="utf-8"?>
<math xmlns="http://www.w3.org/1998/Math/MathML" display="block">
  <semantics>
    <mrow>
      <mover accent="true">
        <mi>F</mi>
        <mo stretchy="true">⃗</mo>
      </mover>
      <mo stretchy="false">=</mo>
      <mrow>
        <mi>m</mi>
        <mo stretchy="false">⋅</mo>
        <mover accent="true">
          <mi>a</mi>
          <mo stretchy="true">⃗</mo>
        </mover>
      </mrow>
    </mrow>
    <annotation encoding="StarMath 5.0">widevec{ F } = m cdot widevec{ a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true">⃗</mo>
      </mover>
      <mo stretchy="false">=</mo>
      <mrow>
        <mi>m</mi>
        <mo stretchy="false">⋅</mo>
        <mover accent="true">
          <mi>g</mi>
          <mo stretchy="true">⃗</mo>
        </mover>
      </mrow>
    </mrow>
    <annotation encoding="StarMath 5.0">widevec{ P } = m cdot widevec{ g }</annotation>
  </semantics>
</math>
</file>

<file path=Object 15/content.xml><?xml version="1.0" encoding="utf-8"?>
<math xmlns="http://www.w3.org/1998/Math/MathML" display="block">
  <semantics>
    <mrow>
      <mi>tan</mi>
      <mrow>
        <mi mathvariant="normal">α</mi>
        <mo stretchy="false">=</mo>
        <mfrac>
          <mrow>
            <mi mathvariant="italic">cateto</mi>
            <mi mathvariant="italic">opuesto</mi>
          </mrow>
          <mrow>
            <mi mathvariant="italic">cateto</mi>
            <mi mathvariant="italic">adyacente</mi>
          </mrow>
        </mfrac>
      </mrow>
    </mrow>
    <annotation encoding="StarMath 5.0">tan %alpha = { cateto opuesto } over { cateto adyacente }</annotation>
  </semantics>
</math>
</file>

<file path=Object 16/content.xml><?xml version="1.0" encoding="utf-8"?>
<math xmlns="http://www.w3.org/1998/Math/MathML" display="block">
  <semantics>
    <mrow>
      <mi mathvariant="italic">sen</mi>
      <mrow>
        <mi mathvariant="normal">α</mi>
        <mo stretchy="false">=</mo>
        <mfrac>
          <mrow>
            <mi mathvariant="italic">cateto</mi>
            <mi mathvariant="italic">opuesto</mi>
          </mrow>
          <mi mathvariant="italic">hipotenusa</mi>
        </mfrac>
      </mrow>
    </mrow>
    <annotation encoding="StarMath 5.0">sen %alpha = { cateto opuesto } over { hipotenusa }</annotation>
  </semantics>
</math>
</file>

<file path=Object 17/content.xml><?xml version="1.0" encoding="utf-8"?>
<math xmlns="http://www.w3.org/1998/Math/MathML" display="block">
  <semantics>
    <mrow>
      <mi>cos</mi>
      <mrow>
        <mi mathvariant="normal">α</mi>
        <mo stretchy="false">=</mo>
        <mfrac>
          <mrow>
            <mi mathvariant="italic">cateto</mi>
            <mi mathvariant="italic">adyacente</mi>
          </mrow>
          <mi mathvariant="italic">hipotenusa</mi>
        </mfrac>
      </mrow>
    </mrow>
    <annotation encoding="StarMath 5.0">cos %alpha = { cateto adyacente } over { hipotenusa }</annotation>
  </semantics>
</math>
</file>

<file path=Object 18/content.xml><?xml version="1.0" encoding="utf-8"?>
<math xmlns="http://www.w3.org/1998/Math/MathML" display="block">
  <semantics>
    <mrow>
      <mover accent="true">
        <mi>p</mi>
        <mo stretchy="true">⃗</mo>
      </mover>
      <mo stretchy="false">=</mo>
      <mrow>
        <mi>m</mi>
        <mo stretchy="false">⋅</mo>
        <mover accent="true">
          <mi>v</mi>
          <mo stretchy="true">⃗</mo>
        </mover>
      </mrow>
    </mrow>
    <annotation encoding="StarMath 5.0">widevec{ p } = m cdot widevec{ v }</annotation>
  </semantics>
</math>
</file>

<file path=Object 19/content.xml><?xml version="1.0" encoding="utf-8"?>
<math xmlns="http://www.w3.org/1998/Math/MathML" display="block">
  <semantics>
    <mrow>
      <mover accent="true">
        <msub>
          <mi>F</mi>
          <mi>r</mi>
        </msub>
        <mo stretchy="true">⃗</mo>
      </mover>
      <mo stretchy="false">=</mo>
      <mrow>
        <mi mathvariant="normal">μ</mi>
        <mo stretchy="false">⋅</mo>
        <mover accent="true">
          <mi>N</mi>
          <mo stretchy="true">⃗</mo>
        </mover>
      </mrow>
    </mrow>
    <annotation encoding="StarMath 5.0">widevec{ F_r } = %mu cdot widevec{ N }</annotation>
  </semantics>
</math>
</file>

<file path=Object 2/content.xml><?xml version="1.0" encoding="utf-8"?>
<math xmlns="http://www.w3.org/1998/Math/MathML" display="block">
  <semantics>
    <mrow>
      <mover accent="true">
        <msub>
          <mi>v</mi>
          <mi>m</mi>
        </msub>
        <mo stretchy="true">⃗</mo>
      </mover>
      <mo stretchy="false">=</mo>
      <mfrac>
        <mrow>
          <mover accent="true">
            <msub>
              <mi>x</mi>
              <mi>f</mi>
            </msub>
            <mo stretchy="true">⃗</mo>
          </mover>
          <mo stretchy="false">−</mo>
          <mover accent="true">
            <msub>
              <mi>x</mi>
              <mi>i</mi>
            </msub>
            <mo stretchy="true">⃗</mo>
          </mover>
        </mrow>
        <mrow>
          <msub>
            <mi>t</mi>
            <mi>f</mi>
          </msub>
          <mo stretchy="false">−</mo>
          <msub>
            <mi>t</mi>
            <mi>i</mi>
          </msub>
        </mrow>
      </mfrac>
    </mrow>
    <annotation encoding="StarMath 5.0">widevec{v_m} = {widevec{x_f} - widevec{ x_i }} over {t_f - t_i }</annotation>
  </semantics>
</math>
</file>

<file path=Object 20/content.xml><?xml version="1.0" encoding="utf-8"?>
<math xmlns="http://www.w3.org/1998/Math/MathML" display="block">
  <semantics>
    <mrow>
      <mi mathvariant="italic">sen</mi>
      <mrow>
        <mrow>
          <msub>
            <mi mathvariant="normal">θ</mi>
            <mi>i</mi>
          </msub>
          <mo stretchy="false">⋅</mo>
          <msub>
            <mi>n</mi>
            <mi>i</mi>
          </msub>
        </mrow>
        <mo stretchy="false">=</mo>
        <mi mathvariant="italic">sen</mi>
      </mrow>
      <mrow>
        <msub>
          <mi mathvariant="normal">θ</mi>
          <mi>r</mi>
        </msub>
        <mo stretchy="false">⋅</mo>
        <msub>
          <mi>n</mi>
          <mi>r</mi>
        </msub>
      </mrow>
    </mrow>
    <annotation encoding="StarMath 5.0">sen %theta _i cdot n_i = sen %theta _r cdot n_r</annotation>
  </semantics>
</math>
</file>

<file path=Object 21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{ 1 } over { T }</annotation>
  </semantics>
</math>
</file>

<file path=Object 22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frac>
        <mi mathvariant="normal">λ</mi>
        <mi>T</mi>
      </mfrac>
    </mrow>
    <annotation encoding="StarMath 5.0">widevec{v} = { %lambda  } over { T }</annotation>
  </semantics>
</math>
</file>

<file path=Object 23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row>
        <mi mathvariant="normal">λ</mi>
        <mo stretchy="false">⋅</mo>
        <mi>f</mi>
      </mrow>
    </mrow>
    <annotation encoding="StarMath 5.0">widevec{v} = %lambda cdot f</annotation>
  </semantics>
</math>
</file>

<file path=Object 24/content.xml><?xml version="1.0" encoding="utf-8"?>
<math xmlns="http://www.w3.org/1998/Math/MathML" display="block">
  <semantics>
    <mrow>
      <mrow>
        <mi>c</mi>
        <mo stretchy="false">=</mo>
        <mn>3</mn>
      </mrow>
      <mi>x</mi>
      <msup>
        <mn>10</mn>
        <mn>8</mn>
      </msup>
      <mfrac>
        <mi>m</mi>
        <mi>s</mi>
      </mfrac>
    </mrow>
    <annotation encoding="StarMath 5.0">c = 3 x 10^8 {m} over {s}</annotation>
  </semantics>
</math>
</file>

<file path=Object 25/content.xml><?xml version="1.0" encoding="utf-8"?>
<math xmlns="http://www.w3.org/1998/Math/MathML" display="block">
  <semantics>
    <mrow>
      <mi>n</mi>
      <mo stretchy="false">=</mo>
      <mfrac>
        <mrow>
          <mi mathvariant="italic">sen</mi>
          <msub>
            <mi mathvariant="normal">θ</mi>
            <mi>i</mi>
          </msub>
        </mrow>
        <mrow>
          <mi mathvariant="italic">sen</mi>
          <msub>
            <mi mathvariant="normal">θ</mi>
            <mi>r</mi>
          </msub>
        </mrow>
      </mfrac>
    </mrow>
    <annotation encoding="StarMath 5.0">n = {sen %theta _i} over {sen %theta _r} </annotation>
  </semantics>
</math>
</file>

<file path=Object 26/content.xml><?xml version="1.0" encoding="utf-8"?>
<math xmlns="http://www.w3.org/1998/Math/MathML" display="block">
  <semantics>
    <mrow>
      <msub>
        <mi>n</mi>
        <mi>s</mi>
      </msub>
      <mo stretchy="false">=</mo>
      <mfrac>
        <mi>c</mi>
        <msub>
          <mi>v</mi>
          <mi>s</mi>
        </msub>
      </mfrac>
    </mrow>
    <annotation encoding="StarMath 5.0">n_s = {c} over {v_s} </annotation>
  </semantics>
</math>
</file>

<file path=Object 27/content.xml><?xml version="1.0" encoding="utf-8"?>
<math xmlns="http://www.w3.org/1998/Math/MathML" display="block">
  <semantics>
    <mrow>
      <msub>
        <mi>E</mi>
        <mi>c</mi>
      </msub>
      <mo stretchy="false">=</mo>
      <mrow>
        <mfrac>
          <mn>1</mn>
          <mn>2</mn>
        </mfrac>
        <mo stretchy="false">⋅</mo>
        <mi>m</mi>
        <mo stretchy="false">⋅</mo>
        <msup>
          <mi>v</mi>
          <mn>2</mn>
        </msup>
      </mrow>
    </mrow>
    <annotation encoding="StarMath 5.0">E_c = {1} over {2} cdot m cdot v^2</annotation>
  </semantics>
</math>
</file>

<file path=Object 28/content.xml><?xml version="1.0" encoding="utf-8"?>
<math xmlns="http://www.w3.org/1998/Math/MathML" display="block">
  <semantics>
    <mrow>
      <msub>
        <mi>E</mi>
        <mi mathvariant="italic">pg</mi>
      </msub>
      <mo stretchy="false">=</mo>
      <mrow>
        <mi>m</mi>
        <mo stretchy="false">⋅</mo>
        <mover accent="true">
          <mi>g</mi>
          <mo stretchy="true">⃗</mo>
        </mover>
        <mo stretchy="false">⋅</mo>
        <mi>h</mi>
      </mrow>
    </mrow>
    <annotation encoding="StarMath 5.0">E_pg = m cdot widevec{ g } cdot h</annotation>
  </semantics>
</math>
</file>

<file path=Object 29/content.xml><?xml version="1.0" encoding="utf-8"?>
<math xmlns="http://www.w3.org/1998/Math/MathML" display="block">
  <semantics>
    <mrow>
      <msub>
        <mi>E</mi>
        <mi>M</mi>
      </msub>
      <mo stretchy="false">=</mo>
      <mrow>
        <msub>
          <mi>E</mi>
          <mi>c</mi>
        </msub>
        <mo stretchy="false">+</mo>
        <msub>
          <mi>E</mi>
          <mi mathvariant="italic">pg</mi>
        </msub>
      </mrow>
    </mrow>
    <annotation encoding="StarMath 5.0">E_M = E_c + E_pg</annotation>
  </semantics>
</math>
</file>

<file path=Object 3/content.xml><?xml version="1.0" encoding="utf-8"?>
<math xmlns="http://www.w3.org/1998/Math/MathML" display="block">
  <semantics>
    <mrow>
      <mover accent="true">
        <msub>
          <mi>v</mi>
          <mi>m</mi>
        </msub>
        <mo stretchy="true">⃗</mo>
      </mover>
      <mo stretchy="false">=</mo>
      <mfrac>
        <mrow>
          <mover accent="true">
            <msub>
              <mi>v</mi>
              <mi>f</mi>
            </msub>
            <mo stretchy="true">⃗</mo>
          </mover>
          <mo stretchy="false">−</mo>
          <mover accent="true">
            <msub>
              <mi>v</mi>
              <mi>i</mi>
            </msub>
            <mo stretchy="true">⃗</mo>
          </mover>
        </mrow>
        <mn>2</mn>
      </mfrac>
    </mrow>
    <annotation encoding="StarMath 5.0">widevec{v_m} = {widevec{v_f} - widevec{ v_i }} over {2}</annotation>
  </semantics>
</math>
</file>

<file path=Object 30/content.xml><?xml version="1.0" encoding="utf-8"?>
<math xmlns="http://www.w3.org/1998/Math/MathML" display="block">
  <semantics>
    <mrow>
      <mrow>
        <mi>W</mi>
        <mo stretchy="false">=</mo>
        <mrow>
          <mover accent="true">
            <mi>F</mi>
            <mo stretchy="true">⃗</mo>
          </mover>
          <mo stretchy="false">⋅</mo>
          <mi mathvariant="normal">Δ</mi>
        </mrow>
      </mrow>
      <mrow>
        <mi>x</mi>
        <mo stretchy="false">⋅</mo>
        <mi>cos</mi>
      </mrow>
      <mi mathvariant="normal">α</mi>
    </mrow>
    <annotation encoding="StarMath 5.0">W = widevec{F} cdot %DELTA x cdot cos %alpha</annotation>
  </semantics>
</math>
</file>

<file path=Object 31/content.xml><?xml version="1.0" encoding="utf-8"?>
<math xmlns="http://www.w3.org/1998/Math/MathML" display="block">
  <semantics>
    <mrow>
      <mrow>
        <mi>W</mi>
        <mo stretchy="false">=</mo>
        <mi mathvariant="normal">Δ</mi>
      </mrow>
      <msub>
        <mi>E</mi>
        <mi>c</mi>
      </msub>
    </mrow>
    <annotation encoding="StarMath 5.0">W = %DELTA E_c</annotation>
  </semantics>
</math>
</file>

<file path=Object 32/content.xml><?xml version="1.0" encoding="utf-8"?>
<math xmlns="http://www.w3.org/1998/Math/MathML" display="block">
  <semantics>
    <mrow>
      <mrow>
        <mover accent="true">
          <mi>g</mi>
          <mo stretchy="true">⃗</mo>
        </mover>
        <mo stretchy="false">=</mo>
        <mn>9,8</mn>
      </mrow>
      <mfrac>
        <mi>m</mi>
        <msup>
          <mi>s</mi>
          <mn>2</mn>
        </msup>
      </mfrac>
    </mrow>
    <annotation encoding="StarMath 5.0">widevec{ g } = 9,8 { m }over{ s^2 }</annotation>
  </semantics>
</math>
</file>

<file path=Object 33/content.xml><?xml version="1.0" encoding="utf-8"?>
<math xmlns="http://www.w3.org/1998/Math/MathML" display="block">
  <semantics>
    <mrow>
      <mi>c</mi>
      <mo stretchy="false">=</mo>
      <mrow>
        <mi mathvariant="normal">λ</mi>
        <mo stretchy="false">⋅</mo>
        <mi>f</mi>
      </mrow>
    </mrow>
    <annotation encoding="StarMath 5.0">c = %lambda cdot f</annotation>
  </semantics>
</math>
</file>

<file path=Object 4/content.xml><?xml version="1.0" encoding="utf-8"?>
<math xmlns="http://www.w3.org/1998/Math/MathML" display="block">
  <semantics>
    <mrow>
      <mover accent="true">
        <msub>
          <mi>a</mi>
          <mi>m</mi>
        </msub>
        <mo stretchy="true">⃗</mo>
      </mover>
      <mo stretchy="false">=</mo>
      <mfrac>
        <mrow>
          <mover accent="true">
            <msub>
              <mi>v</mi>
              <mi>f</mi>
            </msub>
            <mo stretchy="true">⃗</mo>
          </mover>
          <mo stretchy="false">−</mo>
          <mover accent="true">
            <msub>
              <mi>v</mi>
              <mi>i</mi>
            </msub>
            <mo stretchy="true">⃗</mo>
          </mover>
        </mrow>
        <mrow>
          <msub>
            <mi>t</mi>
            <mi>f</mi>
          </msub>
          <mo stretchy="false">−</mo>
          <msub>
            <mi>t</mi>
            <mi>i</mi>
          </msub>
        </mrow>
      </mfrac>
    </mrow>
    <annotation encoding="StarMath 5.0">widevec {a_m} = {widevec{v_f} - widevec{v_i}} over {t_f - t_i} </annotation>
  </semantics>
</math>
</file>

<file path=Object 5/content.xml><?xml version="1.0" encoding="utf-8"?>
<math xmlns="http://www.w3.org/1998/Math/MathML" display="block">
  <semantics>
    <mrow>
      <mover accent="true">
        <msub>
          <mi>v</mi>
          <mi>f</mi>
        </msub>
        <mo stretchy="true">⃗</mo>
      </mover>
      <mo stretchy="false">=</mo>
      <mrow>
        <mover accent="true">
          <msub>
            <mi>v</mi>
            <mi>i</mi>
          </msub>
          <mo stretchy="true">⃗</mo>
        </mover>
        <mo stretchy="false">+</mo>
        <mrow>
          <mover accent="true">
            <mi>a</mi>
            <mo stretchy="true">⃗</mo>
          </mover>
          <mo stretchy="false">⋅</mo>
          <mi>t</mi>
        </mrow>
      </mrow>
    </mrow>
    <annotation encoding="StarMath 5.0">widevec{v_f} = widevec{v_i} + widevec{a} cdot t</annotation>
  </semantics>
</math>
</file>

<file path=Object 6/content.xml><?xml version="1.0" encoding="utf-8"?>
<math xmlns="http://www.w3.org/1998/Math/MathML" display="block">
  <semantics>
    <mrow>
      <mover accent="true">
        <msub>
          <mi>v</mi>
          <mi>f</mi>
        </msub>
        <mo stretchy="true">⃗</mo>
      </mover>
      <mo stretchy="false">=</mo>
      <mrow>
        <mover accent="true">
          <msub>
            <mi>v</mi>
            <mi>i</mi>
          </msub>
          <mo stretchy="true">⃗</mo>
        </mover>
        <mo stretchy="false">+</mo>
        <mrow>
          <mover accent="true">
            <mi>g</mi>
            <mo stretchy="true">⃗</mo>
          </mover>
          <mo stretchy="false">⋅</mo>
          <mi>t</mi>
        </mrow>
      </mrow>
    </mrow>
    <annotation encoding="StarMath 5.0">widevec{v_f} = widevec{v_i} + widevec{g} cdot t</annotation>
  </semantics>
</math>
</file>

<file path=Object 7/content.xml><?xml version="1.0" encoding="utf-8"?>
<math xmlns="http://www.w3.org/1998/Math/MathML" display="block">
  <semantics>
    <mrow>
      <mover accent="true">
        <msub>
          <mi>x</mi>
          <mi>f</mi>
        </msub>
        <mo stretchy="true">⃗</mo>
      </mover>
      <mo stretchy="false">=</mo>
      <mrow>
        <mover accent="true">
          <msub>
            <mi>x</mi>
            <mi>i</mi>
          </msub>
          <mo stretchy="true">⃗</mo>
        </mover>
        <mo stretchy="false">+</mo>
        <mrow>
          <mover accent="true">
            <msub>
              <mi>v</mi>
              <mi>i</mi>
            </msub>
            <mo stretchy="true">⃗</mo>
          </mover>
          <mo stretchy="false">⋅</mo>
          <mi>t</mi>
        </mrow>
        <mo stretchy="false">+</mo>
        <mrow>
          <mfrac>
            <mn>1</mn>
            <mn>2</mn>
          </mfrac>
          <mo stretchy="false">⋅</mo>
          <mover accent="true">
            <mi>a</mi>
            <mo stretchy="true">⃗</mo>
          </mover>
          <mo stretchy="false">⋅</mo>
          <msup>
            <mi>t</mi>
            <mn>2</mn>
          </msup>
        </mrow>
      </mrow>
    </mrow>
    <annotation encoding="StarMath 5.0">widevec{x_f} = widevec{x_i} + widevec{v_i} cdot t + {1} over {2}  cdot widevec{a} cdot t^2</annotation>
  </semantics>
</math>
</file>

<file path=Object 8/content.xml><?xml version="1.0" encoding="utf-8"?>
<math xmlns="http://www.w3.org/1998/Math/MathML" display="block">
  <semantics>
    <mrow>
      <mover accent="true">
        <msub>
          <mi>y</mi>
          <mi>f</mi>
        </msub>
        <mo stretchy="true">⃗</mo>
      </mover>
      <mo stretchy="false">=</mo>
      <mrow>
        <mover accent="true">
          <msub>
            <mi>y</mi>
            <mi>i</mi>
          </msub>
          <mo stretchy="true">⃗</mo>
        </mover>
        <mo stretchy="false">+</mo>
        <mrow>
          <mover accent="true">
            <msub>
              <mi>v</mi>
              <mi>i</mi>
            </msub>
            <mo stretchy="true">⃗</mo>
          </mover>
          <mo stretchy="false">⋅</mo>
          <mi>t</mi>
        </mrow>
        <mo stretchy="false">+</mo>
        <mrow>
          <mfrac>
            <mn>1</mn>
            <mn>2</mn>
          </mfrac>
          <mo stretchy="false">⋅</mo>
          <mover accent="true">
            <mi>g</mi>
            <mo stretchy="true">⃗</mo>
          </mover>
          <mo stretchy="false">⋅</mo>
          <msup>
            <mi>t</mi>
            <mn>2</mn>
          </msup>
        </mrow>
      </mrow>
    </mrow>
    <annotation encoding="StarMath 5.0">widevec{y_f} = widevec{y_i} + widevec{v_i} cdot t + {1} over {2}  cdot widevec{g} cdot t^2</annotation>
  </semantics>
</math>
</file>

<file path=Object 9/content.xml><?xml version="1.0" encoding="utf-8"?>
<math xmlns="http://www.w3.org/1998/Math/MathML" display="block">
  <semantics>
    <mrow>
      <mover accent="true">
        <msubsup>
          <mi>v</mi>
          <mi>f</mi>
          <mn>2</mn>
        </msubsup>
        <mo stretchy="true">⃗</mo>
      </mover>
      <mo stretchy="false">=</mo>
      <mrow>
        <mover accent="true">
          <msubsup>
            <mi>v</mi>
            <mi>i</mi>
            <mn>2</mn>
          </msubsup>
          <mo stretchy="true">⃗</mo>
        </mover>
        <mo stretchy="false">+</mo>
        <mrow>
          <mn>2</mn>
          <mo stretchy="false">⋅</mo>
          <mover accent="true">
            <mi>a</mi>
            <mo stretchy="true">⃗</mo>
          </mover>
          <mo stretchy="false">⋅</mo>
          <mover accent="true">
            <mrow>
              <mi mathvariant="normal">Δ</mi>
              <mi>x</mi>
            </mrow>
            <mo stretchy="true">⃗</mo>
          </mover>
        </mrow>
      </mrow>
    </mrow>
    <annotation encoding="StarMath 5.0">widevec{v^2_f} = widevec{v^2_i} + 2 cdot widevec{a} cdot widevec{%DELTA x}</annotation>
  </semantics>
</math>
</file>